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Referenz:</text:p>
          </table:table-cell>
          <table:table-cell office:value-type="float" office:value="101000">
            <text:p>101000</text:p>
          </table:table-cell>
          <table:table-cell office:value-type="float" office:value="39772">
            <text:p>39772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float" office:value="5284">
            <text:p>5284</text:p>
          </table:table-cell>
          <table:table-cell office:value-type="float" office:value="97115">
            <text:p>97115</text:p>
          </table:table-cell>
          <table:table-cell office:value-type="float" office:value="38375">
            <text:p>38375</text:p>
          </table:table-cell>
          <table:table-cell table:formula="oooc:=SQRT(([.$B$2]-[.$B3])^2+([.$C$2]-[.$C3])^2)" office:value-type="float" office:value="4128.53896675325">
            <text:p>4128.54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float" office:value="97049">
            <text:p>97049</text:p>
          </table:table-cell>
          <table:table-cell office:value-type="float" office:value="37304">
            <text:p>37304</text:p>
          </table:table-cell>
          <table:table-cell table:formula="oooc:=SQRT(([.$B$2]-[.$B4])^2+([.$C$2]-[.$C4])^2)" office:value-type="float" office:value="4658.47882897411">
            <text:p>4658.48</text:p>
          </table:table-cell>
        </table:table-row>
        <table:table-row table:style-name="ro1">
          <table:table-cell office:value-type="float" office:value="5134">
            <text:p>5134</text:p>
          </table:table-cell>
          <table:table-cell office:value-type="float" office:value="97680">
            <text:p>97680</text:p>
          </table:table-cell>
          <table:table-cell office:value-type="float" office:value="37951">
            <text:p>37951</text:p>
          </table:table-cell>
          <table:table-cell table:formula="oooc:=SQRT(([.$B$2]-[.$B5])^2+([.$C$2]-[.$C5])^2)" office:value-type="float" office:value="3786.61339457833">
            <text:p>3786.61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office:value-type="float" office:value="99735">
            <text:p>99735</text:p>
          </table:table-cell>
          <table:table-cell office:value-type="float" office:value="38052">
            <text:p>38052</text:p>
          </table:table-cell>
          <table:table-cell table:formula="oooc:=SQRT(([.$B$2]-[.$B6])^2+([.$C$2]-[.$C6])^2)" office:value-type="float" office:value="2135.09367475996">
            <text:p>2135.09</text:p>
          </table:table-cell>
        </table:table-row>
        <table:table-row table:style-name="ro1">
          <table:table-cell office:value-type="float" office:value="5256">
            <text:p>5256</text:p>
          </table:table-cell>
          <table:table-cell office:value-type="float" office:value="100735">
            <text:p>100735</text:p>
          </table:table-cell>
          <table:table-cell office:value-type="float" office:value="42469">
            <text:p>42469</text:p>
          </table:table-cell>
          <table:table-cell table:formula="oooc:=SQRT(([.$B$2]-[.$B7])^2+([.$C$2]-[.$C7])^2)" office:value-type="float" office:value="2709.98782285087">
            <text:p>2709.99</text:p>
          </table:table-cell>
        </table:table-row>
        <table:table-row table:style-name="ro1">
          <table:table-cell office:value-type="float" office:value="5496">
            <text:p>5496</text:p>
          </table:table-cell>
          <table:table-cell office:value-type="float" office:value="103259">
            <text:p>103259</text:p>
          </table:table-cell>
          <table:table-cell office:value-type="float" office:value="43223">
            <text:p>43223</text:p>
          </table:table-cell>
          <table:table-cell table:formula="oooc:=SQRT(([.$B$2]-[.$B8])^2+([.$C$2]-[.$C8])^2)" office:value-type="float" office:value="4124.61901270893">
            <text:p>4124.62</text:p>
          </table:table-cell>
        </table:table-row>
        <table:table-row table:style-name="ro1">
          <table:table-cell office:value-type="string">
            <text:p>src</text:p>
          </table:table-cell>
          <table:table-cell office:value-type="float" office:value="100543">
            <text:p>100543</text:p>
          </table:table-cell>
          <table:table-cell office:value-type="float" office:value="33789">
            <text:p>33789</text:p>
          </table:table-cell>
          <table:table-cell table:formula="oooc:=SQRT(([.$B$2]-[.$B9])^2+([.$C$2]-[.$C9])^2)" office:value-type="float" office:value="6000.42815139053">
            <text:p>6000.43</text:p>
          </table:table-cell>
        </table:table-row>
        <table:table-row table:style-name="ro1" table:number-rows-repeated="6552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03">03.10.2005</text:date>, <text:time>12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1$FreeBSD OpenOffice.org_project/680m121$Build-8939</meta:generator>
    <meta:initial-creator>Daniel Röthlisberger</meta:initial-creator>
    <meta:creation-date>2005-08-15T21:08:50</meta:creation-date>
    <dc:creator>Daniel Röthlisberger</dc:creator>
    <dc:date>2005-10-03T12:03:21</dc:date>
    <dc:language>de-CH</dc:language>
    <meta:editing-cycles>4</meta:editing-cycles>
    <meta:editing-duration>PT57M0S</meta:editing-duration>
    <meta:user-defined meta:name="Info 1"/>
    <meta:user-defined meta:name="Info 2"/>
    <meta:user-defined meta:name="Info 3"/>
    <meta:user-defined meta:name="Info 4"/>
    <meta:document-statistic meta:table-count="3" meta:cell-count="35"/>
  </office:meta>
</office:document-meta>
</file>